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.head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stat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body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body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head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NN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NTP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xover( String selected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ihave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_connectActio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NTP.st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getRepl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send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get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send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sendCommand( int command ,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isAllowedTo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sendCommand( String command , String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NTP.authinfoPass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.authinfoUs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.newnews( String newsgroups , String date , String time , boolean GMT , String distribu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NTP.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__getRepl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NTP.article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remove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article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group( String news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listActive( String wild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newgroups( String date , String time , boolean GMT , String distribu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NTP.getRepl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qu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.stat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.xhdr( String header , String selected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NTP.add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